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1A00000253D1D24142.png" manifest:media-type="image/png"/>
  <manifest:file-entry manifest:full-path="Pictures/10000000000003200000025819812F21.png" manifest:media-type="image/png"/>
  <manifest:file-entry manifest:full-path="Pictures/1000000000000320000002581B42268A.png" manifest:media-type="image/png"/>
  <manifest:file-entry manifest:full-path="Pictures/1000000000000640000004B063BF812E.png" manifest:media-type="image/png"/>
  <manifest:file-entry manifest:full-path="Pictures/100000000000032000000258386DF587.png" manifest:media-type="image/png"/>
  <manifest:file-entry manifest:full-path="Pictures/1000000000000640000004B0EC954AEF.png" manifest:media-type="image/png"/>
  <manifest:file-entry manifest:full-path="Pictures/100000000000032000000258217E47D0.png" manifest:media-type="image/png"/>
  <manifest:file-entry manifest:full-path="Pictures/100000000000032000000258F6B218C8.png" manifest:media-type="image/png"/>
  <manifest:file-entry manifest:full-path="Pictures/100000000000032000000258BA875082.png" manifest:media-type="image/png"/>
  <manifest:file-entry manifest:full-path="Pictures/1000000000000320000002580E1B1ACF.png" manifest:media-type="image/png"/>
  <manifest:file-entry manifest:full-path="Pictures/1000000000000320000002588695583A.png" manifest:media-type="image/png"/>
  <manifest:file-entry manifest:full-path="Pictures/100000000000032000000258EC0B43F6.png" manifest:media-type="image/png"/>
  <manifest:file-entry manifest:full-path="Pictures/1000000000000640000004B0F8982FA6.png" manifest:media-type="image/png"/>
  <manifest:file-entry manifest:full-path="Pictures/1000000000000320000002585C39BAEF.png" manifest:media-type="image/png"/>
  <manifest:file-entry manifest:full-path="Pictures/1000000000000640000004B02C5236E4.png" manifest:media-type="image/png"/>
  <manifest:file-entry manifest:full-path="Pictures/100000000000032000000258CA0C59C4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roundedrect-subtitle">
      <style:graphic-properties draw:fill-color="#ffffff" fo:min-height="20.993cm"/>
    </style:style>
    <style:style style:name="pr2" style:family="presentation" style:parent-style-name="lyt-roundedrect-notes">
      <style:graphic-properties draw:fill-color="#ffffff" fo:min-height="12.572cm"/>
    </style:style>
    <style:style style:name="pr3" style:family="presentation" style:parent-style-name="lyt-roundedrect-title">
      <style:graphic-properties fo:min-height="3.506cm"/>
    </style:style>
    <style:style style:name="pr4" style:family="presentation" style:parent-style-name="lyt-roundedrect-outline1">
      <style:graphic-properties fo:min-height="16.917cm"/>
    </style:style>
    <style:style style:name="pr5" style:family="presentation" style:parent-style-name="lyt-roundedrect-outline1">
      <style:graphic-properties fo:min-height="16.086cm"/>
    </style:style>
    <style:style style:name="pr6" style:family="presentation" style:parent-style-name="lyt-roundedrect-outline1">
      <style:graphic-properties fo:min-height="13.609cm"/>
    </style:style>
    <style:style style:name="pr7" style:family="presentation" style:parent-style-name="lyt-roundedrect-notes">
      <style:graphic-properties draw:fill-color="#ffffff" draw:auto-grow-height="true" fo:min-height="12.572cm"/>
    </style:style>
    <style:style style:name="pr8" style:family="presentation" style:parent-style-name="lyt-roundedrect-title">
      <style:graphic-properties draw:auto-grow-height="true" fo:min-height="3.506cm"/>
    </style:style>
    <style:style style:name="P1" style:family="paragraph">
      <style:paragraph-properties fo:margin-top="0.233cm" fo:margin-bottom="0cm" fo:line-height="100%" style:punctuation-wrap="hanging" style:writing-mode="lr-tb">
        <style:tab-stops/>
      </style:paragraph-properties>
    </style:style>
    <style:style style:name="P2" style:family="paragraph">
      <style:text-properties fo:font-size="26.3999996185303pt"/>
    </style:style>
    <style:style style:name="P3" style:family="paragraph">
      <style:text-properties fo:font-size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0099ff" style:text-line-through-style="none" style:text-position="0% 100%" fo:font-family="'Gill Sans MT'" fo:font-size="3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HGｺﾞｼｯｸE" style:font-size-asian="35pt" style:language-asian="ja" style:country-asian="JP" style:font-style-asian="normal" style:font-weight-asian="normal" style:font-size-complex="35pt" style:font-style-complex="normal" style:font-weight-complex="normal"/>
    </style:style>
    <style:style style:name="T4" style:family="text">
      <style:text-properties fo:color="#0099ff" style:text-line-through-style="none" style:text-position="0% 100%" fo:font-family="'Gill Sans MT'" fo:font-size="3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5pt" style:font-style-asian="normal" style:font-weight-asian="normal" style:font-size-complex="35pt" style:font-style-complex="normal" style:font-weight-complex="normal"/>
    </style:style>
    <style:style style:name="T5" style:family="text">
      <style:text-properties fo:color="#000000" style:text-line-through-style="none" style:text-position="0% 100%" fo:font-family="'Gill Sans MT'" fo:font-size="3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HGｺﾞｼｯｸE" style:font-size-asian="35pt" style:language-asian="ja" style:country-asian="JP" style:font-style-asian="normal" style:font-weight-asian="normal" style:font-size-complex="35pt" style:font-style-complex="normal" style:font-weight-complex="normal"/>
    </style:style>
    <style:style style:name="T6" style:family="text">
      <style:text-properties fo:color="#000000" style:text-line-through-style="none" style:text-position="0% 100%" fo:font-family="'Gill Sans MT'" fo:font-size="3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5pt" style:font-style-asian="normal" style:font-weight-asian="normal" style:font-size-complex="35pt" style:font-style-complex="normal" style:font-weight-complex="normal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32">
        <draw:frame presentation:style-name="pr1" draw:layer="layout" svg:width="23cm" svg:height="20.993cm" svg:x="1cm" svg:y="0.837cm" presentation:class="subtitle">
          <draw:text-box>
            <text:p><text:span text:style-name="T1"><text:s text:c="6"/></text:span><text:span text:style-name="T1">Mul4 </text:span><text:span text:style-name="T1">班 </text:span><text:span text:style-name="T2">10/16</text:span></text:p>
            <text:p/>
            <text:p text:style-name="P1"><text:span text:style-name="T3">相馬悠紀</text:span><text:span text:style-name="T4">(</text:span><text:span text:style-name="T3">シミュレータ</text:span><text:span text:style-name="T4">)(121012)</text:span></text:p>
            <text:p text:style-name="P1"><text:span text:style-name="T5">中川翔太</text:span><text:span text:style-name="T6">(FPU/</text:span><text:span text:style-name="T6">班長</text:span><text:span text:style-name="T6">)</text:span></text:p>
            <text:p text:style-name="P1"><text:span text:style-name="T5">林周斗</text:span><text:span text:style-name="T6">(</text:span><text:span text:style-name="T5">コンパイラ</text:span><text:span text:style-name="T6">)</text:span></text:p>
            <text:p><text:span text:style-name="T5">室屋晃子</text:span><text:span text:style-name="T6">(</text:span><text:span text:style-name="T5">コア</text:span><text:span text:style-name="T6">)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 presentation:user-transformed="true">
          <draw:text-box>
            <text:p>コア</text:p>
          </draw:text-box>
        </draw:frame>
        <draw:frame presentation:style-name="pr4" draw:layer="layout" svg:width="22.6cm" svg:height="16.917cm" svg:x="1.4cm" svg:y="4.914cm" presentation:class="outline" presentation:user-transformed="true">
          <draw:text-box>
            <text:list text:style-name="L2">
              <text:list-item>
                <text:p>先週やったこと</text:p>
                <text:list>
                  <text:list-item>
                    <text:p>データバス、デコーダ設計</text:p>
                    <text:list>
                      <text:list-item>
                        <text:p>設計ガチ勢</text:p>
                      </text:list-item>
                    </text:list>
                  </text:list-item>
                  <text:list-item>
                    <text:p>審判サーバの仕様を把握</text:p>
                    <text:list>
                      <text:list-item>
                        <text:p>.txtにまとめて班員と共有した</text:p>
                      </text:list-item>
                    </text:list>
                  </text:list-item>
                  <text:list-item>
                    <text:p>I/Oコントローラ実装</text:p>
                    <text:list>
                      <text:list-item>
                        <text:p><text:span text:style-name="T7">RS232C</text:span><text:span text:style-name="T7">モジュールに送受信バッファを取り付ける（苦闘中）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draw:frame presentation:style-name="pr3" draw:layer="layout" svg:width="23cm" svg:height="3.506cm" svg:x="1cm" svg:y="0.837cm" presentation:class="title">
          <draw:text-box>
            <text:p>コア</text:p>
          </draw:text-box>
        </draw:frame>
        <draw:frame presentation:style-name="pr4" draw:layer="layout" svg:width="22.6cm" svg:height="16.917cm" svg:x="1.4cm" svg:y="4.914cm" presentation:class="outline" presentation:user-transformed="true">
          <draw:text-box>
            <text:list text:style-name="L2">
              <text:list-item>
                <text:p>今週やること</text:p>
                <text:list>
                  <text:list-item>
                    <text:p>I/Oコントローラ実装の続き</text:p>
                  </text:list-item>
                  <text:list-item>
                    <text:p>ALU実装</text:p>
                  </text:list-item>
                  <text:list-item>
                    <text:p>デコーダ実装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FPU</text:p>
          </draw:text-box>
        </draw:frame>
        <draw:frame presentation:style-name="pr5" draw:layer="layout" svg:width="22.6cm" svg:height="16.086cm" svg:x="1.4cm" svg:y="4.914cm" presentation:class="outline" presentation:user-transformed="true">
          <draw:text-box>
            <text:list text:style-name="L2">
              <text:list-item>
                <text:p>先週やったこと</text:p>
                <text:list>
                  <text:list-item>
                    <text:p>webの資料などを見て、それぞれのモジュールの回路の概要を思い描く</text:p>
                  </text:list-item>
                  <text:list-item>
                    <text:p>Cで上の回路と同様の動きをする関数を実装。思った通りに動くことを確認</text:p>
                    <text:list>
                      <text:list-item>
                        <text:p>乱数テスト</text:p>
                      </text:list-item>
                    </text:list>
                  </text:list-item>
                  <text:list-item>
                    <text:p>faddをVHDLで書きはじめる</text:p>
                  </text:list-item>
                </text:list>
              </text:list-item>
              <text:list-item>
                <text:p>今週やること</text:p>
                <text:list>
                  <text:list-item>
                    <text:p>各モジュールをVHDLで実装しシミュレーションで動作を確認す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コンパイラ</text:p>
          </draw:text-box>
        </draw:frame>
        <draw:frame presentation:style-name="pr6" draw:layer="layout" svg:width="23cm" svg:height="15.5cm" svg:x="1.5cm" svg:y="5cm" presentation:class="outline" presentation:user-transformed="true">
          <draw:text-box>
            <text:list text:style-name="L2">
              <text:list-item>
                <text:p>先週やったこと</text:p>
                <text:list>
                  <text:list-item>
                    <text:p>fibコンパイラの作成</text:p>
                    <text:list>
                      <text:list-item>
                        <text:p>シミュレータ上で完動</text:p>
                      </text:list-item>
                      <text:list-item>
                        <text:p>ただし、loadとstoreに不具合があるため修正する必要あり</text:p>
                      </text:list-item>
                      <text:list-item>
                        <text:p>関数呼び出しにも一部不具合あり</text:p>
                      </text:list-item>
                    </text:list>
                  </text:list-item>
                </text:list>
              </text:list-item>
              <text:list-item>
                <text:p>今週やること</text:p>
                <text:list>
                  <text:list-item>
                    <text:p>整数演算部分を完成</text:p>
                    <text:list>
                      <text:list-item>
                        <text:p>上記不具合も修正</text:p>
                      </text:list-item>
                    </text:list>
                  </text:list-item>
                  <text:list-item>
                    <text:p>浮動小数点演算部分にも手をつけ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シミュレータ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先週やったこと</text:p>
                <text:list>
                  <text:list-item>
                    <text:p>アセンブラあとちょっと</text:p>
                  </text:list-item>
                  <text:list-item>
                    <text:p>シミュレータのデバッグ・機能追加</text:p>
                    <text:list>
                      <text:list-item>
                        <text:p>命令の追加・変更に対処</text:p>
                      </text:list-item>
                      <text:list-item>
                        <text:p/>
                      </text:list-item>
                      <text:list-item>
                        <text:p>ステップ実行・n命令毎に停止</text:p>
                      </text:list-item>
                      <text:list-item>
                        <text:p>レジスタの値表示</text:p>
                      </text:list-item>
                      <text:list-item>
                        <text:p>各命令の実行割合を表示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draw:frame presentation:style-name="pr8" draw:layer="layout" svg:width="23cm" svg:height="3.506cm" svg:x="1cm" svg:y="0.837cm" presentation:class="title">
          <draw:text-box>
            <text:p>シミュレータ</text:p>
          </draw:text-box>
        </draw:frame>
        <draw:frame presentation:style-name="pr6" draw:layer="layout" svg:width="23.199cm" svg:height="15.724cm" svg:x="1.301cm" svg:y="4.776cm" presentation:class="outline" presentation:user-transformed="true">
          <draw:text-box>
            <text:list text:style-name="L2">
              <text:list-item>
                <text:p>今週やること</text:p>
                <text:list>
                  <text:list-item>
                    <text:p>アセンブラ完成させる</text:p>
                  </text:list-item>
                  <text:list-item>
                    <text:p>FPUの仕様通りに動くようにする</text:p>
                  </text:list-item>
                  <text:list-item>
                    <text:p>シミュレータ機能追加</text:p>
                    <text:list>
                      <text:list-item>
                        <text:p>レジスタ、メモリの値変更</text:p>
                      </text:list-item>
                      <text:list-item>
                        <text:p>メモリの値も(必要な部分だけ)表示させる</text:p>
                        <text:list>
                          <text:list-item>
                            <text:p>前の停止から変化が起きた分だけとか<text:tab/></text:p>
                          </text:list-item>
                        </text:list>
                      </text:list-item>
                      <text:list-item>
                        <text:p>条件を満たしたら一時停止</text:p>
                        <text:list>
                          <text:list-item>
                            <text:p>ブレイクポイント、レジスタの値がxになったらレジスタに値が書き込まれたら/読まれたら</text:p>
                          </text:list-item>
                        </text:list>
                      </text:list-item>
                      <text:list-item>
                        <text:p>など思いついた機能を実装してみる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aqua1" xlink:href="Pictures/100000000000031A00000253D1D24142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wmed" xlink:href="Pictures/1000000000000320000002585C39BAEF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fill-image draw:name="organic" xlink:href="Pictures/100000000000032000000258CA0C59C4.png" xlink:type="simple" xlink:show="embed" xlink:actuate="onLoad"/>
    <draw:fill-image draw:name="rectangles3" xlink:href="Pictures/1000000000000320000002581B42268A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fill-image draw:name="typo3" xlink:href="Pictures/100000000000032000000258F6B218C8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TakaoPGothic" style:font-family-generic="roman" style:font-pitch="variable" fo:font-size="24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24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1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397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標準-title" draw:layer="backgroundobjects" svg:width="13.968cm" svg:height="10.476cm" svg:x="3.81cm" svg:y="2.123cm" presentation:class="page"/>
        <draw:frame presentation:style-name="標準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5.265cm" svg:height="10.475cm" svg:x="3.16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6.917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initial-creator>Koko MUROYA</meta:initial-creator>
    <meta:creation-date>2012-10-15T18:53:55</meta:creation-date>
    <meta:editing-duration>PT4H47M56S</meta:editing-duration>
    <meta:editing-cycles>5</meta:editing-cycles>
    <dc:date>2012-10-16T10:03:12</dc:date>
    <meta:generator>LibreOffice/3.4$Linux LibreOffice_project/340m1$Build-402</meta:generator>
    <meta:document-statistic meta:object-count="70"/>
  </office:meta>
</office:document-meta>
</file>